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ef2b" officeooo:paragraph-rsid="0004ef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01-26T03:23:57.462832951</dc:date>
    <meta:editing-duration>PT59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